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09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3.8047in"/>
    </style:style>
    <style:style style:name="co6" style:family="table-column">
      <style:table-column-properties fo:break-before="auto" style:column-width="2.7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Gran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2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3" office:value-type="string" calcext:value-type="string">
            <text:p>Deadline</text:p>
          </table:table-cell>
          <table:table-cell table:style-name="ce5" office:value-type="string" calcext:value-type="string">
            <text:p>Suitable for us</text:p>
          </table:table-cell>
          <table:table-cell table:style-name="ce7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5x5night.com/submit-your-idea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office:value-type="string" calcext:value-type="string">
            <text:p>Note: 0$ in the Amount column means funding unspecified</text:p>
          </table:table-cell>
        </table:table-row>
        <table:table-row table:style-name="ro1">
          <table:table-cell office:value-type="string" calcext:value-type="string">
            <text:p>https://manifund.org/acx-grants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1517fund.com/medici-projec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awesomefoundation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bellaregrants.netlify.app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table:style-name="ce9" office:value-type="currency" office:currency="USD" office:value="1260" calcext:value-type="currency">
            <text:p>$1,26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actuscapital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ire-ventures.com/p/micro-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ercatus.org/emergent-ventur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gradcapital.in/feather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50" calcext:value-type="currency">
            <text:p>$1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inflectiongrants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erge.club/program/mergegra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itzvoters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hejeshgn.com/2025/01/15/nagarathna-memorial-grant-2025-open-for-applications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ocalhosthq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  <table:table-cell office:value-type="string" calcext:value-type="string">
            <text:p>These I suggest we apply to</text:p>
          </table:table-cell>
          <table:table-cell/>
        </table:table-row>
        <table:table-row table:style-name="ro1">
          <table:table-cell office:value-type="string" calcext:value-type="string">
            <text:p>https://tyk.io/fund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odsordevils.org/howl.htm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2500" calcext:value-type="currency">
            <text:p>$2,50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s://techstartni.flexigrant.com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s://www.mothfund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string" calcext:value-type="string">
            <text:p>available also only for a chat</text:p>
          </table:table-cell>
          <table:table-cell/>
        </table:table-row>
        <table:table-row table:style-name="ro1">
          <table:table-cell office:value-type="string" calcext:value-type="string">
            <text:p>https://womentecheurope.eu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ot yet</text:p>
          </table:table-cell>
          <table:table-cell office:value-type="currency" office:currency="USD" office:value="78000" calcext:value-type="currency">
            <text:p>$78,000.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Grants.C22:Grants.C1048576 Grants.C1:Grants.C20">
            <calcext:condition calcext:apply-style-name="Good" calcext:value="contains-text(&quot;yes&quot;)" calcext:base-cell-address="Grants.C1"/>
          </calcext:conditional-format>
          <calcext:conditional-format calcext:target-range-address="Grants.B22:Grants.B1048576 Grants.B1:Grants.B20">
            <calcext:condition calcext:apply-style-name="Error" calcext:value="contains-text(&quot;expired&quot;)" calcext:base-cell-address="Grants.B1"/>
          </calcext:conditional-format>
          <calcext:conditional-format calcext:target-range-address="Grants.B22:Grants.B1048576 Grants.B1:Grants.B20">
            <calcext:condition calcext:apply-style-name="Good" calcext:value="contains-text(&quot;available&quot;)" calcext:base-cell-address="Grants.B1"/>
          </calcext:conditional-format>
          <calcext:conditional-format calcext:target-range-address="Grants.C22:Grants.C1048576 Grants.C1:Grants.C20">
            <calcext:condition calcext:apply-style-name="Error" calcext:value="contains-text(&quot;no&quot;)" calcext:base-cell-address="Grants.C1"/>
          </calcext:conditional-format>
        </calcext:conditional-formats>
      </table:table>
      <table:table table:name="Fellowship" table:style-name="ta1">
        <table:table-column table:style-name="co6" table:default-cell-style-name="Default"/>
        <table:table-column table:style-name="co2" table:default-cell-style-name="ce11"/>
        <table:table-column table:style-name="co3" table:default-cell-style-name="ce13"/>
        <table:table-column table:style-name="co2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0" office:value-type="string" calcext:value-type="string">
            <text:p>Deadline</text:p>
          </table:table-cell>
          <table:table-cell table:style-name="ce12" office:value-type="string" calcext:value-type="string">
            <text:p>Suitable for us</text:p>
          </table:table-cell>
          <table:table-cell table:style-name="ce7" office:value-type="string" calcext:value-type="string">
            <text:p>Amount</text:p>
          </table:table-cell>
          <table:table-cell/>
        </table:table-row>
        <table:table-row table:style-name="ro1">
          <table:table-cell office:value-type="string" calcext:value-type="string">
            <text:p>https://echoinggreen.org/fellowship/apply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90000" calcext:value-type="currency">
            <text:p>$90,000.00</text:p>
          </table:table-cell>
          <table:table-cell/>
        </table:table-row>
        <table:table-row table:style-name="ro1">
          <table:table-cell office:value-type="string" calcext:value-type="string">
            <text:p>https://www.magnificentgrants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" calcext:value-type="currency">
            <text:p>$10,000.00</text:p>
          </table:table-cell>
          <table:table-cell/>
        </table:table-row>
        <table:table-row table:style-name="ro1">
          <table:table-cell office:value-type="string" calcext:value-type="string">
            <text:p>https://thielfellowship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  <table:table-cell/>
        </table:table-row>
        <table:table-row table:style-name="ro1">
          <table:table-cell office:value-type="string" calcext:value-type="string">
            <text:p>https://www.osv.llc/oshaughnessy-fellowship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  <table:table-cell/>
        </table:table-row>
        <table:table-row table:style-name="ro1">
          <table:table-cell office:value-type="string" calcext:value-type="string">
            <text:p>https://www.776.org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no</text:p>
          </table:table-cell>
          <table:table-cell table:style-name="ce9" office:value-type="currency" office:currency="USD" office:value="100000" calcext:value-type="currency">
            <text:p>$100,000.00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zfellows.com/" xlink:type="simple">https://www.zfellows.com/</text:a>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string" calcext:value-type="string">
            <text:p>very cool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Fellowship.C1:Fellowship.C1048576">
            <calcext:condition calcext:apply-style-name="Good" calcext:value="contains-text(&quot;yes&quot;)" calcext:base-cell-address="Fellowship.C1"/>
          </calcext:conditional-format>
          <calcext:conditional-format calcext:target-range-address="Fellowship.B1:Fellowship.B1048576">
            <calcext:condition calcext:apply-style-name="Error" calcext:value="contains-text(&quot;expired&quot;)" calcext:base-cell-address="Fellowship.B1"/>
          </calcext:conditional-format>
          <calcext:conditional-format calcext:target-range-address="Fellowship.B1:Fellowship.B1048576">
            <calcext:condition calcext:apply-style-name="Good" calcext:value="contains-text(&quot;available&quot;)" calcext:base-cell-address="Fellowship.B1"/>
          </calcext:conditional-format>
          <calcext:conditional-format calcext:target-range-address="Fellowship.C1:Fellowship.C1048576">
            <calcext:condition calcext:apply-style-name="Error" calcext:value="contains-text(&quot;no&quot;)" calcext:base-cell-address="Fellowship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8:19:45.848592937</meta:creation-date>
    <dc:date>2025-01-27T21:28:45.767843934</dc:date>
    <meta:editing-duration>PT32M58S</meta:editing-duration>
    <meta:editing-cycles>4</meta:editing-cycles>
    <meta:generator>LibreOffice/24.2.7.2$Linux_X86_64 LibreOffice_project/420$Build-2</meta:generator>
    <meta:document-statistic meta:table-count="2" meta:cell-count="112" meta:object-count="0"/>
  </office:meta>
</office:document-meta>
</file>